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a42" officeooo:paragraph-rsid="0001aa42"/>
    </style:style>
    <style:style style:name="P2" style:family="paragraph" style:parent-style-name="Standard">
      <style:text-properties officeooo:rsid="0001aa42" officeooo:paragraph-rsid="0001aa42"/>
    </style:style>
    <style:style style:name="P3" style:family="paragraph" style:parent-style-name="Standard">
      <style:text-properties officeooo:rsid="0001ecaa" officeooo:paragraph-rsid="0001e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elacional</text:p>
      <text:p text:style-name="P1">4. Entero</text:p>
      <text:p text:style-name="P1">3. Lista</text:p>
      <text:p text:style-name="P1">6. Registro</text:p>
      <text:p text:style-name="P1">7. Conceptual</text:p>
      <text:p text:style-name="P1">9. Fichero</text:p>
      <text:p text:style-name="P3">3 SGBD</text:p>
      <text:p text:style-name="P3">4.Polimoformismo</text:p>
      <text:p text:style-name="P3">5.Dato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16T10:33:59.738000000</dc:date>
    <meta:editing-duration>PT9M28S</meta:editing-duration>
    <meta:editing-cycles>2</meta:editing-cycles>
    <meta:document-statistic meta:table-count="0" meta:image-count="0" meta:object-count="0" meta:page-count="1" meta:paragraph-count="9" meta:word-count="16" meta:character-count="92" meta:non-whitespace-character-count="85"/>
  </office:meta>
</office:document-meta>
</file>